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 O" svg:font-family="'Linux Libertine O'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125in"/>
    </style:style>
    <style:style style:name="Table1.D" style:family="table-column">
      <style:table-column-properties style:column-width="1.7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1736in"/>
    </style:style>
    <style:style style:name="Table2.A1" style:family="table-cell">
      <style:table-cell-properties style:writing-mode="page"/>
    </style:style>
    <style:style style:name="Table3" style:family="table">
      <style:table-properties style:width="1.75in" table:align="left"/>
    </style:style>
    <style:style style:name="Table3.A" style:family="table-column">
      <style:table-column-properties style:column-width="1.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1847in" fo:margin-left="0in" table:align="left"/>
    </style:style>
    <style:style style:name="Table4.A" style:family="table-column">
      <style:table-column-properties style:column-width="5.1847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 O" fo:font-size="28pt" fo:font-weight="bold" officeooo:rsid="000c3fa1" officeooo:paragraph-rsid="000c3fa1" style:font-name-asian="Noto Sans CJK JP Regular" style:font-size-asian="28pt" style:font-weight-asian="bold" style:font-name-complex="Noto Sans Devanagari1" style:font-size-complex="28pt" style:font-weight-complex="bold"/>
    </style:style>
    <style:style style:name="P2" style:family="paragraph" style:parent-style-name="Table_20_Contents">
      <style:paragraph-properties fo:margin-top="0.0398in" fo:margin-bottom="0.0398in" style:contextual-spacing="false" fo:text-align="end" style:justify-single-word="false"/>
      <style:text-properties officeooo:paragraph-rsid="00983bdc"/>
    </style:style>
    <style:style style:name="P3" style:family="paragraph" style:parent-style-name="Table_20_Contents">
      <style:paragraph-properties fo:margin-top="0.0398in" fo:margin-bottom="0.0398in" style:contextual-spacing="false" fo:text-align="end" style:justify-single-word="false"/>
      <style:text-properties officeooo:paragraph-rsid="000cdebd"/>
    </style:style>
    <style:style style:name="P4" style:family="paragraph" style:parent-style-name="Table_20_Contents">
      <style:paragraph-properties fo:text-align="start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1" style:font-size-complex="11pt"/>
    </style:style>
    <style:style style:name="P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" fo:font-size="11pt" officeooo:rsid="009f2890" officeooo:paragraph-rsid="009f2890" style:font-name-asian="Noto Sans CJK JP Regular" style:font-size-asian="11pt" style:font-name-complex="Noto Sans Devanagari1" style:font-size-complex="11pt"/>
    </style:style>
    <style:style style:name="P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 O" fo:font-size="11pt" officeooo:rsid="009f2890" officeooo:paragraph-rsid="009f2890" style:font-name-asian="Noto Sans CJK JP Regular" style:font-size-asian="11pt" style:font-name-complex="Noto Sans Devanagari1" style:font-size-complex="11pt"/>
    </style:style>
    <style:style style:name="P7" style:family="paragraph" style:parent-style-name="Table_20_Contents">
      <style:paragraph-properties fo:margin-top="0in" fo:margin-bottom="0.0201in" style:contextual-spacing="false" fo:text-align="center" style:justify-single-word="false"/>
      <style:text-properties style:font-name="Linux Libertine O" fo:font-size="13pt" fo:font-weight="normal" officeooo:rsid="00a4d19f" officeooo:paragraph-rsid="00a6f89f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fa7cb4" officeooo:paragraph-rsid="00fa7cb4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a4d19f" officeooo:paragraph-rsid="00a6f89f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57956" officeooo:paragraph-rsid="00b57956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538fc" officeooo:paragraph-rsid="00a6f89f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c0735" officeooo:paragraph-rsid="00bc0735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fb984e" officeooo:paragraph-rsid="00fb984e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d8572" officeooo:paragraph-rsid="00bd8572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ac52fa" officeooo:paragraph-rsid="00ac52fa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45720d" officeooo:paragraph-rsid="0145720d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591b9" officeooo:paragraph-rsid="010591b9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1a84a" officeooo:paragraph-rsid="0101a84a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59b675" officeooo:paragraph-rsid="0159b675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a4d19f" officeooo:paragraph-rsid="00fa7cb4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c0c8c" officeooo:paragraph-rsid="010c0c8c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b2508d"/>
    </style:style>
    <style:style style:name="P23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rsid="00fa7cb4" officeooo:paragraph-rsid="00fa7cb4"/>
    </style:style>
    <style:style style:name="P24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838f5" officeooo:paragraph-rsid="010838f5" style:font-size-asian="11pt" style:font-weight-asian="normal" style:font-size-complex="11pt" style:font-weight-complex="normal"/>
    </style:style>
    <style:style style:name="P25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fe7bdd" officeooo:paragraph-rsid="00fe7bdd" style:font-size-asian="11pt" style:font-weight-asian="normal" style:font-size-complex="11pt" style:font-weight-complex="normal"/>
    </style:style>
    <style:style style:name="P26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13b877" officeooo:paragraph-rsid="0113b877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top="0in" fo:margin-bottom="0.0201in" style:contextual-spacing="false"/>
      <style:text-properties style:font-name="Linux Libertine O" fo:font-size="11pt" fo:font-weight="normal" officeooo:rsid="0113b877" officeooo:paragraph-rsid="0113b877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Linux Libertine O" fo:font-size="13pt" officeooo:rsid="00a6f89f" officeooo:paragraph-rsid="00a6f89f" style:font-size-asian="13pt" style:font-size-complex="13pt"/>
    </style:style>
    <style:style style:name="P29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style="italic" fo:font-weight="bold" officeooo:rsid="000cf07c" officeooo:paragraph-rsid="00a6f89f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style="italic" fo:font-weight="normal" officeooo:rsid="00922416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style="normal" fo:font-weight="bold" officeooo:rsid="000cf07c" officeooo:paragraph-rsid="00a6f89f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style="normal" fo:font-weight="normal" officeooo:rsid="00a3516e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style="normal" fo:font-weight="normal" officeooo:rsid="00922416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paragraph-properties fo:margin-top="0in" fo:margin-bottom="0.0201in" style:contextual-spacing="false" fo:line-height="100%" fo:text-align="center" style:justify-single-word="false"/>
      <style:text-properties style:font-name="Linux Libertine O" fo:font-size="13pt" fo:font-weight="normal" officeooo:rsid="0028276d" officeooo:paragraph-rsid="00b74f96" style:font-size-asian="13pt" style:font-weight-asian="normal" style:font-size-complex="13pt" style:font-weight-complex="normal"/>
    </style:style>
    <style:style style:name="P41" style:family="paragraph" style:parent-style-name="Text_20_body">
      <style:paragraph-properties fo:margin-top="0in" fo:margin-bottom="0.0201in" style:contextual-spacing="false" fo:line-height="100%" fo:text-align="center" style:justify-single-word="false"/>
      <style:text-properties style:font-name="Linux Libertine O" officeooo:paragraph-rsid="00b74f96"/>
    </style:style>
    <style:style style:name="P42" style:family="paragraph" style:parent-style-name="Table_20_Contents">
      <style:paragraph-properties fo:margin-top="0in" fo:margin-bottom="0.0201in" style:contextual-spacing="false"/>
      <style:text-properties style:font-name="Linux Libertine O" officeooo:paragraph-rsid="00b74f96"/>
    </style:style>
    <style:style style:name="P43" style:family="paragraph" style:parent-style-name="Table_20_Contents" style:list-style-name="L1">
      <style:paragraph-properties fo:margin-top="0in" fo:margin-bottom="0.0201in" style:contextual-spacing="false"/>
      <style:text-properties officeooo:paragraph-rsid="00b74f96"/>
    </style:style>
    <style:style style:name="P44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4a5a10" officeooo:paragraph-rsid="00b74f96" style:font-size-asian="11pt" style:font-weight-asian="bold" style:font-size-complex="11pt" style:font-weight-complex="bold"/>
    </style:style>
    <style:style style:name="P47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48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 O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.0201in" style:contextual-spacing="false"/>
      <style:text-properties style:font-name="Linux Libertine O" fo:font-size="11pt" fo:font-style="italic" fo:font-weight="normal" officeooo:rsid="014c4bd0" officeooo:paragraph-rsid="014c4bd0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Table_20_Contents">
      <style:paragraph-properties fo:margin-top="0in" fo:margin-bottom="0.0201in" style:contextual-spacing="false"/>
      <style:text-properties officeooo:paragraph-rsid="01441440"/>
    </style:style>
    <style:style style:name="P51" style:family="paragraph" style:parent-style-name="Table_20_Contents">
      <style:paragraph-properties fo:margin-top="0in" fo:margin-bottom="0.0201in" style:contextual-spacing="false"/>
      <style:text-properties style:font-name="Linux Libertine O" officeooo:rsid="00922416" officeooo:paragraph-rsid="01441440"/>
    </style:style>
    <style:style style:name="P52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524778" officeooo:paragraph-rsid="01524778" style:font-size-asian="11pt" style:font-weight-asian="normal" style:font-size-complex="11pt" style:font-weight-complex="normal"/>
    </style:style>
    <style:style style:name="P53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4ad84e" officeooo:paragraph-rsid="014ad84e" style:font-size-asian="11pt" style:font-weight-asian="normal" style:font-size-complex="11pt" style:font-weight-complex="normal"/>
    </style:style>
    <style:style style:name="P54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4b8e73" officeooo:paragraph-rsid="014b8e73" style:font-size-asian="11pt" style:font-weight-asian="normal" style:font-size-complex="11pt" style:font-weight-complex="normal"/>
    </style:style>
    <style:style style:name="P55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4e4e3d" officeooo:paragraph-rsid="014e4e3d" style:font-size-asian="11pt" style:font-weight-asian="normal" style:font-size-complex="11pt" style:font-weight-complex="normal"/>
    </style:style>
    <style:style style:name="P56" style:family="paragraph" style:parent-style-name="Table_20_Contents" style:list-style-name="L1">
      <style:paragraph-properties fo:margin-top="0in" fo:margin-bottom="0.0201in" style:contextual-spacing="false"/>
      <style:text-properties style:use-window-font-color="true" loext:opacity="0%" style:font-name="Linux Libertine O" fo:font-size="11pt" style:text-underline-style="none" fo:font-weight="normal" officeooo:rsid="014b8e73" officeooo:paragraph-rsid="0151c3a6" style:font-size-asian="11pt" style:font-weight-asian="normal" style:font-size-complex="11pt" style:font-weight-complex="normal"/>
    </style:style>
    <style:style style:name="P57" style:family="paragraph" style:parent-style-name="Table_20_Contents" style:list-style-name="L1">
      <style:paragraph-properties fo:margin-top="0in" fo:margin-bottom="0.0201in" style:contextual-spacing="false"/>
      <style:text-properties style:use-window-font-color="true" loext:opacity="0%" style:font-name="Linux Libertine O" fo:font-size="11pt" style:text-underline-style="none" fo:font-weight="normal" officeooo:rsid="015ba193" officeooo:paragraph-rsid="015ba193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margin-top="0in" fo:margin-bottom="0.0201in" style:contextual-spacing="false"/>
      <style:text-properties style:font-name="Linux Libertine O" fo:font-size="11pt" fo:font-weight="normal" officeooo:rsid="013c2e88" officeooo:paragraph-rsid="0148470a" style:font-size-asian="11pt" style:font-weight-asian="normal" style:font-size-complex="11pt" style:font-weight-complex="normal"/>
    </style:style>
    <style:style style:name="P59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45720d" officeooo:paragraph-rsid="0145720d" style:font-size-asian="11pt" style:font-weight-asian="normal" style:font-size-complex="11pt" style:font-weight-complex="normal"/>
    </style:style>
    <style:style style:name="P60" style:family="paragraph" style:parent-style-name="Table_20_Contents" style:list-style-name="L1">
      <style:paragraph-properties fo:margin-top="0in" fo:margin-bottom="0.0201in" style:contextual-spacing="false"/>
      <style:text-properties style:use-window-font-color="true" loext:opacity="0%" style:font-name="Linux Libertine O" fo:font-size="11pt" style:text-underline-style="none" fo:font-weight="normal" officeooo:rsid="0145720d" officeooo:paragraph-rsid="0145720d" style:font-size-asian="11pt" style:font-weight-asian="normal" style:font-size-complex="11pt" style:font-weight-complex="normal"/>
    </style:style>
    <style:style style:name="P61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4609e2" officeooo:paragraph-rsid="014609e2" style:font-size-asian="11pt" style:font-weight-asian="normal" style:font-size-complex="11pt" style:font-weight-complex="normal"/>
    </style:style>
    <style:style style:name="P62" style:family="paragraph" style:parent-style-name="Table_20_Contents" style:list-style-name="L1">
      <style:paragraph-properties fo:margin-top="0in" fo:margin-bottom="0.0201in" style:contextual-spacing="false"/>
      <style:text-properties style:use-window-font-color="true" loext:opacity="0%" style:font-name="Linux Libertine O" fo:font-size="11pt" style:text-underline-style="none" fo:font-weight="normal" officeooo:rsid="014609e2" officeooo:paragraph-rsid="014609e2" style:font-size-asian="11pt" style:font-weight-asian="normal" style:font-size-complex="11pt" style:font-weight-complex="normal"/>
    </style:style>
    <style:style style:name="P63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48dd48" officeooo:paragraph-rsid="014a37a3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officeooo:paragraph-rsid="01441440"/>
    </style:style>
    <style:style style:name="P65" style:family="paragraph" style:parent-style-name="Table_20_Contents">
      <style:paragraph-properties fo:margin-top="0in" fo:margin-bottom="0.0201in" style:contextual-spacing="false"/>
      <style:text-properties officeooo:paragraph-rsid="00fa7cb4"/>
    </style:style>
    <style:style style:name="P66" style:family="paragraph" style:parent-style-name="Table_20_Contents">
      <style:paragraph-properties fo:margin-top="0in" fo:margin-bottom="0.0201in" style:contextual-spacing="false"/>
      <style:text-properties style:font-name="Linux Libertine O" officeooo:rsid="00922416" officeooo:paragraph-rsid="00fa7cb4"/>
    </style:style>
    <style:style style:name="P67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218d1a" officeooo:paragraph-rsid="01218d1a" style:font-size-asian="11pt" style:font-weight-asian="normal" style:font-size-complex="11pt" style:font-weight-complex="normal"/>
    </style:style>
    <style:style style:name="P68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19187b" officeooo:paragraph-rsid="0119187b" style:font-size-asian="11pt" style:font-weight-asian="normal" style:font-size-complex="11pt" style:font-weight-complex="normal"/>
    </style:style>
    <style:style style:name="P69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19790d" officeooo:paragraph-rsid="0119790d" style:font-size-asian="11pt" style:font-weight-asian="normal" style:font-size-complex="11pt" style:font-weight-complex="normal"/>
    </style:style>
    <style:style style:name="P70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1a4253" officeooo:paragraph-rsid="011a4253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72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922416" officeooo:paragraph-rsid="00a6f89f" style:font-size-asian="11pt" style:font-weight-asian="bold" style:font-size-complex="11pt" style:font-weight-complex="bold"/>
    </style:style>
    <style:style style:name="P73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paragraph-rsid="00a6f89f"/>
    </style:style>
    <style:style style:name="P74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96a386" officeooo:paragraph-rsid="00a6f89f" style:font-size-asian="11pt" style:font-weight-asian="normal" style:font-size-complex="11pt" style:font-weight-complex="normal"/>
    </style:style>
    <style:style style:name="P75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paragraph-rsid="00d2774d"/>
    </style:style>
    <style:style style:name="P76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rsid="00cfacac" officeooo:paragraph-rsid="00cfacac"/>
    </style:style>
    <style:style style:name="P77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d2774d" style:font-size-asian="11pt" style:font-weight-asian="normal" style:font-size-complex="11pt" style:font-weight-complex="normal"/>
    </style:style>
    <style:style style:name="P78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officeooo:paragraph-rsid="00a6f89f" style:font-size-asian="11pt" style:font-size-complex="11pt"/>
    </style:style>
    <style:style style:name="P79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margin-top="0in" fo:margin-bottom="0.0201in" style:contextual-spacing="false"/>
      <style:text-properties style:font-name="Linux Libertine O" officeooo:paragraph-rsid="0136b2a4"/>
    </style:style>
    <style:style style:name="P82" style:family="paragraph" style:parent-style-name="Table_20_Contents">
      <style:paragraph-properties fo:margin-top="0in" fo:margin-bottom="0.0201in" style:contextual-spacing="false"/>
      <style:text-properties style:font-name="Linux Libertine O" officeooo:paragraph-rsid="00a6f89f"/>
    </style:style>
    <style:style style:name="P83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officeooo:rsid="008a72cb" officeooo:paragraph-rsid="00d6c934" style:font-size-asian="11pt" style:font-size-complex="11pt"/>
    </style:style>
    <style:style style:name="P84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d6c934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a50cea" officeooo:paragraph-rsid="0136b2a4" style:font-size-asian="11pt" style:font-weight-asian="bold" style:font-size-complex="11pt" style:font-weight-complex="bold"/>
    </style:style>
    <style:style style:name="P86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paragraph-rsid="00d84d7c"/>
    </style:style>
    <style:style style:name="P87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88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 O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margin-top="0in" fo:margin-bottom="0.0201in" style:contextual-spacing="false" fo:line-height="100%"/>
      <style:text-properties style:font-name="Linux Libertine O" officeooo:paragraph-rsid="00a6f89f"/>
    </style:style>
    <style:style style:name="P91" style:family="paragraph" style:parent-style-name="Table_20_Contents" style:list-style-name="L1">
      <style:paragraph-properties fo:margin-top="0in" fo:margin-bottom="0.0201in" style:contextual-spacing="false"/>
      <style:text-properties officeooo:paragraph-rsid="00e3c7f3"/>
    </style:style>
    <style:style style:name="P92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officeooo:rsid="00ca8632" officeooo:paragraph-rsid="00ca8632" style:font-size-asian="11pt" style:font-size-complex="11pt"/>
    </style:style>
    <style:style style:name="P93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 O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margin-top="0in" fo:margin-bottom="0.0201in" style:contextual-spacing="false"/>
      <style:text-properties style:font-name="Linux Libertine O" fo:font-size="11pt" officeooo:paragraph-rsid="011a7de4" style:font-size-asian="11pt" style:font-size-complex="11pt"/>
    </style:style>
    <style:style style:name="P97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caf099"/>
    </style:style>
    <style:style style:name="P98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officeooo:rsid="00a6f89f" officeooo:paragraph-rsid="00a6f89f" style:font-size-asian="11pt" style:font-size-complex="11pt"/>
    </style:style>
    <style:style style:name="P99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cd3ec0"/>
    </style:style>
    <style:style style:name="P100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a6f89f"/>
    </style:style>
    <style:style style:name="P101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f01355"/>
    </style:style>
    <style:style style:name="P102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rsid="00f26ff1" officeooo:paragraph-rsid="00f26ff1"/>
    </style:style>
    <style:style style:name="P103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style="italic" fo:font-weight="normal" officeooo:rsid="00412e07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104" style:family="paragraph" style:parent-style-name="Text_20_body">
      <style:paragraph-properties fo:margin-top="0in" fo:margin-bottom="0.0201in" style:contextual-spacing="false" fo:line-height="100%"/>
      <style:text-properties style:font-name="Linux Libertine O" fo:font-size="11pt" fo:font-style="normal" fo:font-weight="normal" officeooo:rsid="00922416" officeooo:paragraph-rsid="000c3fa1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officeooo:rsid="0016a030" style:font-size-asian="16pt" style:font-size-complex="16pt"/>
    </style:style>
    <style:style style:name="T3" style:family="text">
      <style:text-properties fo:font-size="16pt" officeooo:rsid="0087a1f4" style:font-size-asian="16pt" style:font-size-complex="16pt"/>
    </style:style>
    <style:style style:name="T4" style:family="text">
      <style:text-properties style:use-window-font-color="true" loext:opacity="0%" style:font-name="Linux Libertine O" fo:font-size="11pt" style:text-underline-style="none" officeooo:rsid="0136b2a4" style:font-name-asian="Noto Sans CJK JP Regular" style:font-size-asian="11pt" style:font-name-complex="Noto Sans Devanagari1" style:font-size-complex="11pt"/>
    </style:style>
    <style:style style:name="T5" style:family="text">
      <style:text-properties style:use-window-font-color="true" loext:opacity="0%" style:font-name="Linux Libertine O" fo:font-size="11pt" style:text-underline-style="none" officeooo:rsid="00fb984e" style:font-name-asian="Noto Sans CJK JP Regular" style:font-size-asian="11pt" style:font-name-complex="Noto Sans Devanagari1" style:font-size-complex="11pt"/>
    </style:style>
    <style:style style:name="T6" style:family="text">
      <style:text-properties style:use-window-font-color="true" loext:opacity="0%" style:font-name="Linux Libertine O" style:text-underline-style="none"/>
    </style:style>
    <style:style style:name="T7" style:family="text">
      <style:text-properties officeooo:rsid="01431cd4"/>
    </style:style>
    <style:style style:name="T8" style:family="text">
      <style:text-properties officeooo:rsid="01214170"/>
    </style:style>
    <style:style style:name="T9" style:family="text">
      <style:text-properties fo:font-size="11pt" fo:font-weight="normal" officeooo:rsid="00a4d19f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b2508d" style:font-size-asian="11pt" style:font-weight-asian="normal" style:font-size-complex="11pt" style:font-weight-complex="normal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weight="normal" officeooo:rsid="00922416" style:font-weight-asian="normal" style:font-weight-complex="normal"/>
    </style:style>
    <style:style style:name="T13" style:family="text">
      <style:text-properties fo:font-weight="normal" officeooo:rsid="0093c37e" style:font-weight-asian="normal" style:font-weight-complex="normal"/>
    </style:style>
    <style:style style:name="T14" style:family="text">
      <style:text-properties officeooo:rsid="00922416"/>
    </style:style>
    <style:style style:name="T15" style:family="text">
      <style:text-properties officeooo:rsid="000da007"/>
    </style:style>
    <style:style style:name="T16" style:family="text">
      <style:text-properties officeooo:rsid="0089294f"/>
    </style:style>
    <style:style style:name="T17" style:family="text">
      <style:text-properties fo:font-size="13pt" fo:font-weight="normal" officeooo:rsid="00b74f96" style:font-size-asian="13pt" style:font-weight-asian="normal" style:font-size-complex="13pt" style:font-weight-complex="normal"/>
    </style:style>
    <style:style style:name="T18" style:family="text">
      <style:text-properties fo:font-size="13pt" fo:font-weight="normal" officeooo:rsid="0028276d" style:font-size-asian="13pt" style:font-weight-asian="normal" style:font-size-complex="13pt" style:font-weight-complex="normal"/>
    </style:style>
    <style:style style:name="T19" style:family="text">
      <style:text-properties fo:font-size="11pt" fo:font-weight="bold" officeooo:rsid="00bc1d7e" style:font-size-asian="11pt" style:font-weight-asian="bold" style:font-size-complex="11pt" style:font-weight-complex="bold"/>
    </style:style>
    <style:style style:name="T20" style:family="text">
      <style:text-properties fo:font-size="11pt" fo:font-weight="bold" officeooo:rsid="002ac7f3" style:font-size-asian="11pt" style:font-weight-asian="bold" style:font-size-complex="11pt" style:font-weight-complex="bold"/>
    </style:style>
    <style:style style:name="T21" style:family="text">
      <style:text-properties style:use-window-font-color="true" loext:opacity="0%" style:font-name="Linux Libertine O" fo:font-size="11pt" style:text-underline-style="solid" style:text-underline-width="auto" style:text-underline-color="font-color" fo:font-weight="normal" officeooo:rsid="002ac7f3" style:font-size-asian="11pt" style:font-weight-asian="normal" style:font-size-complex="11pt" style:font-weight-complex="normal"/>
    </style:style>
    <style:style style:name="T22" style:family="text">
      <style:text-properties style:font-name="Linux Libertine O" fo:font-size="11pt" fo:font-weight="normal" officeooo:rsid="002ac7f3" style:font-size-asian="11pt" style:font-weight-asian="normal" style:font-size-complex="11pt" style:font-weight-complex="normal"/>
    </style:style>
    <style:style style:name="T23" style:family="text">
      <style:text-properties style:font-name="Linux Libertine O" fo:font-size="11pt" fo:font-weight="normal" officeooo:rsid="008f95df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nux Libertine O"/>
    </style:style>
    <style:style style:name="T25" style:family="text">
      <style:text-properties style:font-name="Linux Libertine O"/>
    </style:style>
    <style:style style:name="T26" style:family="text">
      <style:text-properties style:font-name="Linux Libertine O" officeooo:rsid="00ca2acc"/>
    </style:style>
    <style:style style:name="T27" style:family="text">
      <style:text-properties style:font-name="Linux Libertine O" officeooo:rsid="005b4a3c"/>
    </style:style>
    <style:style style:name="T28" style:family="text">
      <style:text-properties officeooo:rsid="00514c0a"/>
    </style:style>
    <style:style style:name="T29" style:family="text">
      <style:text-properties officeooo:rsid="004f73cb"/>
    </style:style>
    <style:style style:name="T30" style:family="text">
      <style:text-properties officeooo:rsid="005080c2"/>
    </style:style>
    <style:style style:name="T31" style:family="text">
      <style:text-properties officeooo:rsid="004dd4db"/>
    </style:style>
    <style:style style:name="T32" style:family="text">
      <style:text-properties officeooo:rsid="014d7673"/>
    </style:style>
    <style:style style:name="T33" style:family="text">
      <style:text-properties officeooo:rsid="00a6f89f"/>
    </style:style>
    <style:style style:name="T34" style:family="text">
      <style:text-properties style:use-window-font-color="true" loext:opacity="0%" style:font-name="Linux Libertine O" fo:font-size="11pt" style:text-underline-style="none" fo:font-weight="bold" officeooo:rsid="00fa7cb4" style:font-size-asian="11pt" style:font-weight-asian="bold" style:font-size-complex="11pt" style:font-weight-complex="bold"/>
    </style:style>
    <style:style style:name="T35" style:family="text">
      <style:text-properties style:font-name="Linux Libertine O"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Linux Libertine O"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style:font-name="Linux Libertine O" fo:font-size="11pt" fo:font-style="italic" fo:font-weight="normal" officeooo:rsid="01441440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style:font-name="Linux Libertine O" fo:font-size="11pt" fo:font-style="italic" fo:font-weight="normal" officeooo:rsid="0148470a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style:use-window-font-color="true" loext:opacity="0%" fo:font-size="11pt" style:text-underline-style="none" fo:font-weight="normal" officeooo:rsid="01441440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fo:font-size="11pt" style:text-underline-style="none" fo:font-weight="normal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fo:font-size="11pt" style:text-underline-style="none" fo:font-weight="normal" officeooo:rsid="00a50cea" style:font-size-asian="11pt" style:font-weight-asian="normal" style:font-size-complex="11pt" style:font-weight-complex="normal"/>
    </style:style>
    <style:style style:name="T42" style:family="text">
      <style:text-properties style:use-window-font-color="true" loext:opacity="0%" fo:font-size="11pt" style:text-underline-style="none" fo:font-weight="normal" officeooo:rsid="00fa7cb4" style:font-size-asian="11pt" style:font-weight-asian="normal" style:font-size-complex="11pt" style:font-weight-complex="normal"/>
    </style:style>
    <style:style style:name="T43" style:family="text">
      <style:text-properties style:use-window-font-color="true" loext:opacity="0%" style:text-underline-style="none" officeooo:rsid="00fa7cb4"/>
    </style:style>
    <style:style style:name="T44" style:family="text">
      <style:text-properties style:use-window-font-color="true" loext:opacity="0%" style:text-underline-style="none"/>
    </style:style>
    <style:style style:name="T45" style:family="text">
      <style:text-properties style:use-window-font-color="true" loext:opacity="0%" style:text-underline-style="none" officeooo:rsid="014f14bf"/>
    </style:style>
    <style:style style:name="T46" style:family="text">
      <style:text-properties officeooo:rsid="015df3af"/>
    </style:style>
    <style:style style:name="T47" style:family="text">
      <style:text-properties style:font-name="Linux Libertine O"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48" style:family="text">
      <style:text-properties style:use-window-font-color="true" loext:opacity="0%" style:text-underline-style="none" officeooo:rsid="013ed400"/>
    </style:style>
    <style:style style:name="T49" style:family="text">
      <style:text-properties style:use-window-font-color="true" loext:opacity="0%" style:text-underline-style="none" officeooo:rsid="014609e2"/>
    </style:style>
    <style:style style:name="T50" style:family="text">
      <style:text-properties style:use-window-font-color="true" loext:opacity="0%" style:text-underline-style="none" officeooo:rsid="0148470a"/>
    </style:style>
    <style:style style:name="T51" style:family="text">
      <style:text-properties style:use-window-font-color="true" loext:opacity="0%" style:text-underline-style="none" officeooo:rsid="014a37a3"/>
    </style:style>
    <style:style style:name="T52" style:family="text">
      <style:text-properties style:font-name="Linux Libertine O" fo:font-size="11pt" fo:font-style="italic" fo:font-weight="normal" officeooo:rsid="00fa7cb4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size="11pt" fo:font-weight="normal" officeooo:rsid="00fa7cb4" style:font-size-asian="11pt" style:font-weight-asian="normal" style:font-size-complex="11pt" style:font-weight-complex="normal"/>
    </style:style>
    <style:style style:name="T54" style:family="text">
      <style:text-properties fo:font-size="11pt" fo:font-weight="normal" officeooo:rsid="00a50cea" style:font-size-asian="11pt" style:font-weight-asian="normal" style:font-size-complex="11pt" style:font-weight-complex="normal"/>
    </style:style>
    <style:style style:name="T55" style:family="text">
      <style:text-properties fo:font-size="11pt" fo:font-weight="normal" officeooo:rsid="01441440" style:font-size-asian="11pt" style:font-weight-asian="normal" style:font-size-complex="11pt" style:font-weight-complex="normal"/>
    </style:style>
    <style:style style:name="T56" style:family="text">
      <style:text-properties officeooo:rsid="01411524"/>
    </style:style>
    <style:style style:name="T57" style:family="text">
      <style:text-properties officeooo:rsid="0124da65"/>
    </style:style>
    <style:style style:name="T58" style:family="text">
      <style:text-properties officeooo:rsid="0125208b"/>
    </style:style>
    <style:style style:name="T59" style:family="text">
      <style:text-properties officeooo:rsid="0119790d"/>
    </style:style>
    <style:style style:name="T60" style:family="text">
      <style:text-properties officeooo:rsid="013121c6"/>
    </style:style>
    <style:style style:name="T61" style:family="text">
      <style:text-properties officeooo:rsid="013317e2"/>
    </style:style>
    <style:style style:name="T62" style:family="text">
      <style:text-properties officeooo:rsid="01218d1a"/>
    </style:style>
    <style:style style:name="T63" style:family="text">
      <style:text-properties officeooo:rsid="01222d02"/>
    </style:style>
    <style:style style:name="T64" style:family="text">
      <style:text-properties officeooo:rsid="0126972e"/>
    </style:style>
    <style:style style:name="T65" style:family="text">
      <style:text-properties officeooo:rsid="012993e1"/>
    </style:style>
    <style:style style:name="T66" style:family="text">
      <style:text-properties officeooo:rsid="01441440"/>
    </style:style>
    <style:style style:name="T67" style:family="text">
      <style:text-properties officeooo:rsid="012b49cb"/>
    </style:style>
    <style:style style:name="T68" style:family="text">
      <style:text-properties officeooo:rsid="013a8e79"/>
    </style:style>
    <style:style style:name="T69" style:family="text">
      <style:text-properties officeooo:rsid="011a7de4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922416" style:font-style-asian="italic" style:font-weight-asian="normal" style:font-style-complex="italic" style:font-weight-complex="normal"/>
    </style:style>
    <style:style style:name="T73" style:family="text">
      <style:text-properties fo:font-weight="normal" officeooo:rsid="00a50cea" style:font-weight-asian="normal" style:font-weight-complex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fa7cb4" style:font-weight-asian="normal" style:font-weight-complex="normal"/>
    </style:style>
    <style:style style:name="T76" style:family="text">
      <style:text-properties fo:font-size="11pt" fo:font-weight="normal" officeooo:rsid="008a72cb" style:font-size-asian="11pt" style:font-weight-asian="normal" style:font-size-complex="11pt" style:font-weight-complex="normal"/>
    </style:style>
    <style:style style:name="T77" style:family="text">
      <style:text-properties fo:font-size="11pt" fo:font-weight="normal" officeooo:rsid="0096a386" style:font-size-asian="11pt" style:font-weight-asian="normal" style:font-size-complex="11pt" style:font-weight-complex="normal"/>
    </style:style>
    <style:style style:name="T78" style:family="text">
      <style:text-properties fo:font-size="11pt" fo:font-weight="normal" officeooo:rsid="00f96672" style:font-size-asian="11pt" style:font-weight-asian="normal" style:font-size-complex="11pt" style:font-weight-complex="normal"/>
    </style:style>
    <style:style style:name="T79" style:family="text">
      <style:text-properties fo:font-size="11pt" fo:font-weight="normal" officeooo:rsid="013a03bc" style:font-size-asian="11pt" style:font-weight-asian="normal" style:font-size-complex="11pt" style:font-weight-complex="normal"/>
    </style:style>
    <style:style style:name="T80" style:family="text">
      <style:text-properties officeooo:rsid="00d2774d"/>
    </style:style>
    <style:style style:name="T81" style:family="text">
      <style:text-properties fo:font-size="11pt" fo:font-weight="normal" officeooo:rsid="00d2774d" style:font-size-asian="11pt" style:font-weight-asian="normal" style:font-size-complex="11pt" style:font-weight-complex="normal"/>
    </style:style>
    <style:style style:name="T82" style:family="text">
      <style:text-properties fo:font-size="11pt" fo:font-weight="normal" officeooo:rsid="00997c88" style:font-size-asian="11pt" style:font-weight-asian="normal" style:font-size-complex="11pt" style:font-weight-complex="normal"/>
    </style:style>
    <style:style style:name="T83" style:family="text">
      <style:text-properties fo:font-size="11pt" fo:font-weight="normal" officeooo:rsid="00c359ad" style:font-size-asian="11pt" style:font-weight-asian="normal" style:font-size-complex="11pt" style:font-weight-complex="normal"/>
    </style:style>
    <style:style style:name="T84" style:family="text">
      <style:text-properties fo:font-size="11pt" fo:font-weight="normal" officeooo:rsid="0139e30d" style:font-size-asian="11pt" style:font-weight-asian="normal" style:font-size-complex="11pt" style:font-weight-complex="normal"/>
    </style:style>
    <style:style style:name="T85" style:family="text">
      <style:text-properties fo:font-size="11pt" fo:font-weight="normal" officeooo:rsid="00c5d5a3" style:font-size-asian="11pt" style:font-weight-asian="normal" style:font-size-complex="11pt" style:font-weight-complex="normal"/>
    </style:style>
    <style:style style:name="T86" style:family="text">
      <style:text-properties officeooo:rsid="0096a386"/>
    </style:style>
    <style:style style:name="T87" style:family="text">
      <style:text-properties officeooo:rsid="00c45559"/>
    </style:style>
    <style:style style:name="T88" style:family="text">
      <style:text-properties style:use-window-font-color="true" loext:opacity="0%" fo:font-size="11pt" fo:font-style="normal" style:text-underline-style="none" fo:font-weight="bold" officeooo:rsid="00a50cea" style:font-size-asian="11pt" style:font-style-asian="normal" style:font-weight-asian="bold" style:font-size-complex="11pt" style:font-style-complex="normal" style:font-weight-complex="bold"/>
    </style:style>
    <style:style style:name="T89" style:family="text">
      <style:text-properties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91" style:family="text">
      <style:text-properties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92" style:family="text">
      <style:text-properties fo:font-size="11pt" fo:font-weight="normal" officeooo:rsid="00922416" style:font-size-asian="11pt" style:font-weight-asian="normal" style:font-size-complex="11pt" style:font-weight-complex="normal"/>
    </style:style>
    <style:style style:name="T93" style:family="text">
      <style:text-properties fo:font-size="11pt" fo:font-weight="normal" officeooo:rsid="0134e50c" style:font-size-asian="11pt" style:font-weight-asian="normal" style:font-size-complex="11pt" style:font-weight-complex="normal"/>
    </style:style>
    <style:style style:name="T94" style:family="text">
      <style:text-properties fo:font-weight="normal" officeooo:rsid="009aa60f" style:font-weight-asian="normal" style:font-weight-complex="normal"/>
    </style:style>
    <style:style style:name="T95" style:family="text">
      <style:text-properties fo:font-weight="normal" officeooo:rsid="00d5332d" style:font-weight-asian="normal" style:font-weight-complex="normal"/>
    </style:style>
    <style:style style:name="T96" style:family="text">
      <style:text-properties fo:font-size="11pt" fo:font-weight="normal" officeooo:rsid="009aa60f" style:font-size-asian="11pt" style:font-weight-asian="normal" style:font-size-complex="11pt" style:font-weight-complex="normal"/>
    </style:style>
    <style:style style:name="T97" style:family="text">
      <style:text-properties fo:font-size="11pt" fo:font-weight="normal" officeooo:rsid="00c3d5c8" style:font-size-asian="11pt" style:font-weight-asian="normal" style:font-size-complex="11pt" style:font-weight-complex="normal"/>
    </style:style>
    <style:style style:name="T98" style:family="text">
      <style:text-properties fo:font-weight="normal" officeooo:rsid="0096a386" style:font-weight-asian="normal" style:font-weight-complex="normal"/>
    </style:style>
    <style:style style:name="T99" style:family="text">
      <style:text-properties officeooo:rsid="011c5325"/>
    </style:style>
    <style:style style:name="T100" style:family="text">
      <style:text-properties style:use-window-font-color="true" loext:opacity="0%" fo:font-style="normal" style:text-underline-style="none" style:font-style-asian="normal" style:font-style-complex="normal"/>
    </style:style>
    <style:style style:name="T101" style:family="text">
      <style:text-properties fo:font-size="11pt" fo:font-weight="normal" officeooo:rsid="0095a825" style:font-size-asian="11pt" style:font-weight-asian="normal" style:font-size-complex="11pt" style:font-weight-complex="normal"/>
    </style:style>
    <style:style style:name="T102" style:family="text">
      <style:text-properties fo:font-size="11pt" fo:font-weight="normal" officeooo:rsid="0093c37e" style:font-size-asian="11pt" style:font-weight-asian="normal" style:font-size-complex="11pt" style:font-weight-complex="normal"/>
    </style:style>
    <style:style style:name="T103" style:family="text">
      <style:text-properties fo:font-size="11pt" fo:font-weight="normal" officeooo:rsid="00d84d7c" style:font-size-asian="11pt" style:font-weight-asian="normal" style:font-size-complex="11pt" style:font-weight-complex="normal"/>
    </style:style>
    <style:style style:name="T104" style:family="text">
      <style:text-properties officeooo:rsid="00d90853"/>
    </style:style>
    <style:style style:name="T105" style:family="text">
      <style:text-properties officeooo:rsid="00983bdc"/>
    </style:style>
    <style:style style:name="T106" style:family="text">
      <style:text-properties fo:font-size="11pt" fo:font-weight="normal" officeooo:rsid="00f87600" style:font-size-asian="11pt" style:font-weight-asian="normal" style:font-size-complex="11pt" style:font-weight-complex="normal"/>
    </style:style>
    <style:style style:name="T107" style:family="text">
      <style:text-properties fo:font-size="11pt" fo:font-weight="normal" officeooo:rsid="00dacabf" style:font-size-asian="11pt" style:font-weight-asian="normal" style:font-size-complex="11pt" style:font-weight-complex="normal"/>
    </style:style>
    <style:style style:name="T108" style:family="text">
      <style:text-properties fo:font-style="italic" fo:font-weight="normal" officeooo:rsid="00c359ad" style:font-style-asian="italic" style:font-weight-asian="normal" style:font-style-complex="italic" style:font-weight-complex="normal"/>
    </style:style>
    <style:style style:name="T109" style:family="text">
      <style:text-properties style:font-name="Linux Libertine O" fo:font-size="11pt" fo:font-weight="normal" officeooo:rsid="00e32b3e" style:font-size-asian="11pt" style:font-weight-asian="normal" style:font-size-complex="11pt" style:font-weight-complex="normal"/>
    </style:style>
    <style:style style:name="T110" style:family="text">
      <style:text-properties style:font-name="Linux Libertine O" fo:font-size="11pt" fo:font-weight="normal" officeooo:rsid="000da007" style:font-size-asian="11pt" style:font-weight-asian="normal" style:font-size-complex="11pt" style:font-weight-complex="normal"/>
    </style:style>
    <style:style style:name="T111" style:family="text">
      <style:text-properties style:font-name="Linux Libertine O" fo:font-size="11pt" fo:font-weight="normal" officeooo:rsid="00dc6b1b" style:font-size-asian="11pt" style:font-weight-asian="normal" style:font-size-complex="11pt" style:font-weight-complex="normal"/>
    </style:style>
    <style:style style:name="T112" style:family="text">
      <style:text-properties style:font-name="Linux Libertine O" fo:font-size="11pt" fo:font-weight="normal" officeooo:rsid="00ca8632" style:font-size-asian="11pt" style:font-weight-asian="normal" style:font-size-complex="11pt" style:font-weight-complex="normal"/>
    </style:style>
    <style:style style:name="T113" style:family="text">
      <style:text-properties style:use-window-font-color="true" loext:opacity="0%" style:font-name="Linux Libertine O" fo:font-size="11pt" fo:font-weight="normal" officeooo:rsid="00ca8632" style:font-size-asian="11pt" style:font-weight-asian="normal" style:font-size-complex="11pt" style:font-weight-complex="normal"/>
    </style:style>
    <style:style style:name="T114" style:family="text">
      <style:text-properties style:font-name="Linux Libertine O" fo:font-size="11pt" fo:font-weight="normal" officeooo:rsid="0028276d" style:font-size-asian="11pt" style:font-weight-asian="normal" style:font-size-complex="11pt" style:font-weight-complex="normal"/>
    </style:style>
    <style:style style:name="T115" style:family="text">
      <style:text-properties style:font-name="Linux Libertine O" fo:font-size="11pt" fo:font-weight="normal" officeooo:rsid="013a0b6c" style:font-size-asian="11pt" style:font-weight-asian="normal" style:font-size-complex="11pt" style:font-weight-complex="normal"/>
    </style:style>
    <style:style style:name="T116" style:family="text">
      <style:text-properties style:font-name="Linux Libertine O" fo:font-size="11pt" fo:font-weight="normal" officeooo:rsid="003569e0" style:font-size-asian="11pt" style:font-weight-asian="normal" style:font-size-complex="11pt" style:font-weight-complex="normal"/>
    </style:style>
    <style:style style:name="T117" style:family="text">
      <style:text-properties style:font-name="Linux Libertine O" fo:font-size="11pt" fo:font-weight="normal" officeooo:rsid="011a7de4" style:font-size-asian="11pt" style:font-weight-asian="normal" style:font-size-complex="11pt" style:font-weight-complex="normal"/>
    </style:style>
    <style:style style:name="T118" style:family="text">
      <style:text-properties fo:font-weight="normal" officeooo:rsid="003569e0" style:font-weight-asian="normal" style:font-weight-complex="normal"/>
    </style:style>
    <style:style style:name="T119" style:family="text">
      <style:text-properties fo:font-weight="normal" officeooo:rsid="00ca948e" style:font-weight-asian="normal" style:font-weight-complex="normal"/>
    </style:style>
    <style:style style:name="T120" style:family="text">
      <style:text-properties officeooo:rsid="00ca948e"/>
    </style:style>
    <style:style style:name="T121" style:family="text">
      <style:text-properties fo:font-style="italic" fo:font-weight="normal" officeooo:rsid="011a7de4" style:font-style-asian="italic" style:font-weight-asian="normal" style:font-style-complex="italic" style:font-weight-complex="normal"/>
    </style:style>
    <style:style style:name="T122" style:family="text">
      <style:text-properties fo:font-weight="normal" officeooo:rsid="011a7de4" style:font-weight-asian="normal" style:font-weight-complex="normal"/>
    </style:style>
    <style:style style:name="T123" style:family="text">
      <style:text-properties fo:font-size="11pt" officeooo:rsid="00caf099" style:font-size-asian="11pt" style:font-size-complex="11pt"/>
    </style:style>
    <style:style style:name="T124" style:family="text">
      <style:text-properties fo:font-size="11pt" officeooo:rsid="00e18298" style:font-size-asian="11pt" style:font-size-complex="11pt"/>
    </style:style>
    <style:style style:name="T125" style:family="text">
      <style:text-properties fo:font-size="11pt" fo:font-weight="normal" officeooo:rsid="00103ce5" style:font-size-asian="11pt" style:font-weight-asian="normal" style:font-size-complex="11pt" style:font-weight-complex="normal"/>
    </style:style>
    <style:style style:name="T126" style:family="text">
      <style:text-properties style:text-position="super 58%"/>
    </style:style>
    <style:style style:name="T127" style:family="text">
      <style:text-properties officeooo:rsid="00cccf58"/>
    </style:style>
    <style:style style:name="T128" style:family="text">
      <style:text-properties officeooo:rsid="00f4a1e9"/>
    </style:style>
    <style:style style:name="T129" style:family="text">
      <style:text-properties officeooo:rsid="00f65781"/>
    </style:style>
    <style:style style:name="T130" style:family="text">
      <style:text-properties officeooo:rsid="00f6e7c3"/>
    </style:style>
    <style:style style:name="T131" style:family="text">
      <style:text-properties fo:font-size="11pt" officeooo:rsid="00cdaccc" style:font-size-asian="11pt" style:font-size-complex="11pt"/>
    </style:style>
    <style:style style:name="T132" style:family="text">
      <style:text-properties fo:font-size="11pt" officeooo:rsid="00cd3ec0" style:font-size-asian="11pt" style:font-size-complex="11pt"/>
    </style:style>
    <style:style style:name="T133" style:family="text">
      <style:text-properties fo:font-size="11pt" officeooo:rsid="013a32b4" style:font-size-asian="11pt" style:font-size-complex="11pt"/>
    </style:style>
    <style:style style:name="T134" style:family="text">
      <style:text-properties fo:font-size="11pt" officeooo:rsid="00f747ff" style:font-size-asian="11pt" style:font-size-complex="11pt"/>
    </style:style>
    <style:style style:name="T135" style:family="text">
      <style:text-properties fo:font-size="11pt" officeooo:rsid="00a6f89f" style:font-size-asian="11pt" style:font-size-complex="11pt"/>
    </style:style>
    <style:style style:name="T136" style:family="text">
      <style:text-properties fo:font-size="11pt" officeooo:rsid="00e8c704" style:font-size-asian="11pt" style:font-size-complex="11pt"/>
    </style:style>
    <style:style style:name="T137" style:family="text">
      <style:text-properties fo:font-size="11pt" officeooo:rsid="00c359ad" style:font-size-asian="11pt" style:font-size-complex="11pt"/>
    </style:style>
    <style:style style:name="T138" style:family="text">
      <style:text-properties fo:font-size="11pt" officeooo:rsid="00e696a2" style:font-size-asian="11pt" style:font-size-complex="11pt"/>
    </style:style>
    <style:style style:name="T139" style:family="text">
      <style:text-properties fo:font-size="11pt" fo:font-weight="normal" officeooo:rsid="00412e07" style:font-size-asian="11pt" style:font-weight-asian="normal" style:font-size-complex="11pt" style:font-weight-complex="normal"/>
    </style:style>
    <style:style style:name="T140" style:family="text">
      <style:text-properties fo:font-size="11pt" fo:font-weight="normal" officeooo:rsid="00a6f89f" style:font-size-asian="11pt" style:font-weight-asian="normal" style:font-size-complex="11pt" style:font-weight-complex="normal"/>
    </style:style>
    <style:style style:name="T141" style:family="text">
      <style:text-properties fo:font-size="11pt" fo:font-weight="normal" officeooo:rsid="00f01355" style:font-size-asian="11pt" style:font-weight-asian="normal" style:font-size-complex="11pt" style:font-weight-complex="normal"/>
    </style:style>
    <style:style style:name="T142" style:family="text">
      <style:text-properties fo:font-size="11pt" fo:font-weight="normal" officeooo:rsid="011a7de4" style:font-size-asian="11pt" style:font-weight-asian="normal" style:font-size-complex="11pt" style:font-weight-complex="normal"/>
    </style:style>
    <style:style style:name="T143" style:family="text">
      <style:text-properties fo:font-size="11pt" fo:font-weight="normal" officeooo:rsid="00f0c1f8" style:font-size-asian="11pt" style:font-weight-asian="normal" style:font-size-complex="11pt" style:font-weight-complex="normal"/>
    </style:style>
    <style:style style:name="T144" style:family="text">
      <style:text-properties fo:font-size="11pt" fo:font-weight="normal" officeooo:rsid="00f2bcdf" style:font-size-asian="11pt" style:font-weight-asian="normal" style:font-size-complex="11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1299in" fo:margin-left="0.2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2098in" fo:margin-left="0.40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1">C</text:span><text:span text:style-name="T2">HRISTOPHER</text:span> <text:span text:style-name="T1">S. C</text:span><text:span text:style-name="T2">ORLEY, </text:span><text:span text:style-name="T3">PhD</text:span></text:p>
          </table:table-cell>
          <table:table-cell table:style-name="Table1.A1" office:value-type="string">
            <text:p text:style-name="P2"><text:a xlink:type="simple" xlink:href="https://christop.club/" text:style-name="Internet_20_link" text:visited-style-name="Visited_20_Internet_20_Link"><text:span text:style-name="T4">https://christop.club/</text:span></text:a></text:p>
            <text:p text:style-name="P3"><text:a xlink:type="simple" xlink:href="mailto:cscorley@gmail.com" text:style-name="Internet_20_link" text:visited-style-name="Visited_20_Internet_20_Link"><text:span text:style-name="T5">cscorley@gmail.com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a xlink:type="simple" xlink:href="https://github.com/cscorley" text:style-name="Internet_20_link" text:visited-style-name="Visited_20_Internet_20_Link"><text:span text:style-name="T6">https://github.com/cscorley</text:span></text:a></text:p>
            <text:p text:style-name="P6">Chattanooga, TN, US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7">SKILLS</text:p>
                </table:table-cell>
              </table:table-row>
              <table:table-row>
                <table:table-cell table:style-name="Table3.A1" office:value-type="string">
                  <text:list text:style-name="L1">
                    <text:list-item>
                      <text:p text:style-name="P8">Ruby</text:p>
                      <text:list>
                        <text:list-item>
                          <text:p text:style-name="P8">Rails</text:p>
                        </text:list-item>
                        <text:list-item>
                          <text:p text:style-name="P8">Sidekiq</text:p>
                        </text:list-item>
                      </text:list>
                    </text:list-item>
                    <text:list-item>
                      <text:p text:style-name="P9">.NET</text:p>
                      <text:list>
                        <text:list-item>
                          <text:p text:style-name="P10">C#</text:p>
                        </text:list-item>
                        <text:list-item>
                          <text:p text:style-name="P11">Framework &amp; Core</text:p>
                        </text:list-item>
                        <text:list-item>
                          <text:p text:style-name="P9">ASP.NET WebAPI</text:p>
                        </text:list-item>
                        <text:list-item>
                          <text:p text:style-name="P12">VB.NET</text:p>
                        </text:list-item>
                        <text:list-item>
                          <text:p text:style-name="P13">NServiceBus</text:p>
                        </text:list-item>
                      </text:list>
                    </text:list-item>
                    <text:list-item>
                      <text:p text:style-name="P9">Python</text:p>
                      <text:list>
                        <text:list-item>
                          <text:p text:style-name="P9">Flask</text:p>
                        </text:list-item>
                        <text:list-item>
                          <text:p text:style-name="P14">Django</text:p>
                        </text:list-item>
                        <text:list-item>
                          <text:p text:style-name="P9">numpy</text:p>
                        </text:list-item>
                        <text:list-item>
                          <text:p text:style-name="P15">Jupyter Notebooks</text:p>
                        </text:list-item>
                      </text:list>
                    </text:list-item>
                    <text:list-item>
                      <text:p text:style-name="P9">SQL</text:p>
                      <text:list>
                        <text:list-item>
                          <text:p text:style-name="P16">MySQL</text:p>
                        </text:list-item>
                        <text:list-item>
                          <text:p text:style-name="P16">PostgreSQL</text:p>
                        </text:list-item>
                      </text:list>
                    </text:list-item>
                    <text:list-item>
                      <text:p text:style-name="P9">JavaScript</text:p>
                      <text:list>
                        <text:list-item>
                          <text:p text:style-name="P17">Electron</text:p>
                        </text:list-item>
                        <text:list-item>
                          <text:p text:style-name="P9">Node</text:p>
                        </text:list-item>
                        <text:list-item>
                          <text:p text:style-name="P8">TypeScript</text:p>
                        </text:list-item>
                        <text:list-item>
                          <text:p text:style-name="P8">Stencil</text:p>
                        </text:list-item>
                        <text:list-item>
                          <text:p text:style-name="P9">Vue</text:p>
                        </text:list-item>
                      </text:list>
                    </text:list-item>
                    <text:list-item>
                      <text:p text:style-name="P18">Tailwind CSS</text:p>
                    </text:list-item>
                    <text:list-item>
                      <text:p text:style-name="P9">Rust</text:p>
                    </text:list-item>
                    <text:list-item>
                      <text:p text:style-name="P13">G<text:span text:style-name="T7">o</text:span></text:p>
                    </text:list-item>
                    <text:list-item>
                      <text:p text:style-name="P19">Swift</text:p>
                    </text:list-item>
                    <text:list-item>
                      <text:p text:style-name="P9">Git</text:p>
                    </text:list-item>
                    <text:list-item>
                      <text:p text:style-name="P9">Elasticsearch</text:p>
                    </text:list-item>
                    <text:list-item>
                      <text:p text:style-name="P8">Redis</text:p>
                    </text:list-item>
                    <text:list-item>
                      <text:p text:style-name="P9">MongoDB</text:p>
                    </text:list-item>
                    <text:list-item>
                      <text:p text:style-name="P9">RabbitMQ</text:p>
                    </text:list-item>
                    <text:list-item>
                      <text:p text:style-name="P9">New Relic</text:p>
                    </text:list-item>
                    <text:list-item>
                      <text:p text:style-name="P9">GNU/Linux</text:p>
                    </text:list-item>
                    <text:list-item>
                      <text:p text:style-name="P20">Windows Server <text:span text:style-name="T8">&amp; IIS</text:span></text:p>
                    </text:list-item>
                    <text:list-item>
                      <text:p text:style-name="P8">Kubernetes</text:p>
                    </text:list-item>
                    <text:list-item>
                      <text:p text:style-name="P21">Docker</text:p>
                    </text:list-item>
                    <text:list-item>
                      <text:p text:style-name="P8">Google Cloud Platform</text:p>
                    </text:list-item>
                    <text:list-item>
                      <text:p text:style-name="P8">Amazon Web Services</text:p>
                    </text:list-item>
                    <text:list-item>
                      <text:p text:style-name="P22"><text:span text:style-name="T9">Azure </text:span><text:span text:style-name="T10">DevOps</text:span></text:p>
                    </text:list-item>
                    <text:list-item>
                      <text:p text:style-name="P23"><text:span text:style-name="T10">G</text:span><text:span text:style-name="T11">itHub Actions</text:span></text:p>
                    </text:list-item>
                    <text:list-item>
                      <text:p text:style-name="P24">ArgoCD</text:p>
                    </text:list-item>
                    <text:list-item>
                      <text:p text:style-name="P25">Nix</text:p>
                    </text:list-item>
                    <text:list-item>
                      <text:p text:style-name="P26">Prometheus</text:p>
                    </text:list-item>
                    <text:list-item>
                      <text:p text:style-name="P26">Grafana</text:p>
                    </text:list-item>
                  </text:list>
                  <text:p text:style-name="P27"><text:soft-page-break/></text:p>
                  <text:p text:style-name="P27"/>
                </table:table-cell>
              </table:table-row>
              <table:table-row>
                <table:table-cell table:style-name="Table3.A1" office:value-type="string">
                  <text:p text:style-name="P28">EDUCATION</text:p>
                </table:table-cell>
              </table:table-row>
              <table:table-row>
                <table:table-cell table:style-name="Table3.A1" office:value-type="string">
                  <text:p text:style-name="P29">PhD, Computer Science</text:p>
                  <text:p text:style-name="P30">University of Alabama</text:p>
                  <text:p text:style-name="P31">May 2018</text:p>
                  <text:p text:style-name="P32"><text:span text:style-name="T12">Online Topic Modeling For Software Maintenance Using A </text:span><text:span text:style-name="T13">C</text:span><text:span text:style-name="T12">hangeset-Based Approach</text:span></text:p>
                  <text:p text:style-name="P33"/>
                  <text:p text:style-name="P34"><text:span text:style-name="T14">M</text:span><text:span text:style-name="T15">S,</text:span><text:span text:style-name="T14"> Computer Science</text:span></text:p>
                  <text:p text:style-name="P35">University of Alabama</text:p>
                  <text:p text:style-name="P36">August 2014</text:p>
                  <text:p text:style-name="P36"/>
                  <text:p text:style-name="P37"><text:span text:style-name="T15">BS,</text:span><text:span text:style-name="T16"> Computer Science</text:span></text:p>
                  <text:p text:style-name="P38">University of North Alabama</text:p>
                  <text:p text:style-name="P39">May 2011</text:p>
                </table:table-cell>
              </table:table-row>
              <table:table-row>
                <table:table-cell table:style-name="Table3.A1" office:value-type="string">
                  <text:p text:style-name="P40"/>
                </table:table-cell>
              </table:table-row>
              <table:table-row>
                <table:table-cell table:style-name="Table3.A1" office:value-type="string">
                  <text:p text:style-name="P41"><text:span text:style-name="T17">OTHER</text:span><text:span text:style-name="T18"> EXPERIENCE</text:span></text:p>
                </table:table-cell>
              </table:table-row>
              <table:table-row>
                <table:table-cell table:style-name="Table3.A1" office:value-type="string">
                  <text:p text:style-name="P42"><text:span text:style-name="T19">O</text:span><text:span text:style-name="T20">pen-source projects</text:span></text:p>
                  <text:list text:continue-numbering="true" text:style-name="L1">
                    <text:list-item>
                      <text:p text:style-name="P43"><text:a xlink:type="simple" xlink:href="https://github.com/cscorley/whatthepatch" text:style-name="Internet_20_link" text:visited-style-name="Visited_20_Internet_20_Link"><text:span text:style-name="T21">whatthepatch</text:span></text:a><text:span text:style-name="T22">: Python diff/patch parsing library, </text:span><text:span text:style-name="T23">owner</text:span></text:p>
                    </text:list-item>
                    <text:list-item>
                      <text:p text:style-name="P44"><text:a xlink:type="simple" xlink:href="https://github.com/RaRe-Technologies/gensim" text:style-name="Internet_20_link" text:visited-style-name="Visited_20_Internet_20_Link"><text:span text:style-name="T24">Gensim</text:span></text:a><text:span text:style-name="T25">: Python topic modeling library, </text:span><text:span text:style-name="T26">previous </text:span><text:span text:style-name="T27">core contributor</text:span></text:p>
                    </text:list-item>
                  </text:list>
                  <text:p text:style-name="P45"/>
                  <text:p text:style-name="P46">Research instrumentation</text:p>
                  <text:list text:continue-numbering="true" text:style-name="L1">
                    <text:list-item>
                      <text:p text:style-name="P47">Language-agnostic source code parser using ANTLR4 grammars. <text:span text:style-name="T28">Java, XML</text:span></text:p>
                    </text:list-item>
                    <text:list-item>
                      <text:p text:style-name="P48"><text:span text:style-name="T28">A</text:span>pplication for source code <text:span text:style-name="T29">search</text:span> <text:span text:style-name="T30">using</text:span> linguistic similarity rather than keyword<text:span text:style-name="T31">s. Python</text:span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29"/>
                </table:table-cell>
              </table:table-row>
              <table:table-row>
                <table:table-cell table:style-name="Table3.A1" office:value-type="string">
                  <text:p text:style-name="P29"/>
                </table:table-cell>
              </table:table-row>
              <table:table-row>
                <table:table-cell table:style-name="Table3.A1" office:value-type="string">
                  <text:p text:style-name="P29"/>
                </table:table-cell>
              </table:table-row>
            </table:table>
            <text:p text:style-name="P49">Additional <text:span text:style-name="T32">professional </text:span>experience <text:span text:style-name="T32">history</text:span> available on request</text:p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7"><text:span text:style-name="T33">PROFESSIONAL </text:span>EXPERIENCE</text:p>
                </table:table-cell>
              </table:table-row>
              <table:table-row>
                <table:table-cell table:style-name="Table4.A1" office:value-type="string">
                  <text:p text:style-name="P50"><text:a xlink:type="simple" xlink:href="https://fathom.video/" text:style-name="Internet_20_link" text:visited-style-name="Visited_20_Internet_20_Link"><text:span text:style-name="T34">Fathom Video</text:span></text:a><text:span text:style-name="T35">,</text:span><text:span text:style-name="T36"> </text:span><text:span text:style-name="T37">S</text:span><text:span text:style-name="T38">oftware Architect</text:span></text:p>
                  <text:p text:style-name="P51"><text:span text:style-name="T39">March 2025</text:span><text:span text:style-name="T40"> – </text:span><text:span text:style-name="T39">present</text:span><text:span text:style-name="T41"> | </text:span><text:span text:style-name="T42">Remote </text:span></text:p>
                  <text:list text:continue-numbering="true" text:style-name="L1">
                    <text:list-item>
                      <text:p text:style-name="P52"><text:span text:style-name="T43">I</text:span><text:span text:style-name="T44">ndividual contributor asynchronously working using Ruby on Rails, Go, TypeScript, and Kubernetes</text:span></text:p>
                    </text:list-item>
                    <text:list-item>
                      <text:p text:style-name="P53"><text:span text:style-name="T43">C</text:span><text:span text:style-name="T44">oordinated and participated in weekend database and infrastrucuture maintenance tasks</text:span></text:p>
                    </text:list-item>
                    <text:list-item>
                      <text:p text:style-name="P54"><text:span text:style-name="T44">Implemented a more robust O</text:span><text:span text:style-name="T45">Au</text:span><text:span text:style-name="T44">th token renewal that fixed several bugs leading to non-trivial amount of user-frustrating token revocations</text:span></text:p>
                    </text:list-item>
                    <text:list-item>
                      <text:p text:style-name="P55"><text:span text:style-name="T44">Implemented and refactored a new recording approach that is anticipated to significantly increase overall margin</text:span></text:p>
                    </text:list-item>
                    <text:list-item>
                      <text:p text:style-name="P56">Processed and responded to security alerts and vulnerability reports</text:p>
                    </text:list-item>
                    <text:list-item>
                      <text:p text:style-name="P57">Implemented an application for <text:span text:style-name="T46">contiuous</text:span> monitoring meeting state using Swift on MacOS and .NET (C#) on Windows</text:p>
                    </text:list-item>
                  </text:list>
                  <text:p text:style-name="P58"/>
                  <text:p text:style-name="P50"><text:a xlink:type="simple" xlink:href="https://fathom.video/" text:style-name="Internet_20_link" text:visited-style-name="Visited_20_Internet_20_Link"><text:span text:style-name="T34">Fathom Video</text:span></text:a><text:span text:style-name="T35">,</text:span><text:span text:style-name="T36"> </text:span><text:span text:style-name="T37">Staff</text:span><text:span text:style-name="T47"> Software Engineer</text:span></text:p>
                  <text:p text:style-name="P51"><text:span text:style-name="T39">July</text:span><text:span text:style-name="T41"> </text:span><text:span text:style-name="T40">20</text:span><text:span text:style-name="T42">2</text:span><text:span text:style-name="T39">3</text:span><text:span text:style-name="T40"> – </text:span><text:span text:style-name="T39">March 2025</text:span><text:span text:style-name="T41"> | </text:span><text:span text:style-name="T42">Remote</text:span></text:p>
                  <text:list text:continue-numbering="true" text:style-name="L1">
                    <text:list-item>
                      <text:p text:style-name="P59"><text:span text:style-name="T48">E</text:span><text:span text:style-name="T44">xtracted scale-dependent Rails models into individual services and databases</text:span></text:p>
                    </text:list-item>
                    <text:list-item>
                      <text:p text:style-name="P59"><text:span text:style-name="T44">Implemented partitioned-based </text:span><text:span text:style-name="T49">Postgre</text:span><text:span text:style-name="T44">SQL storage </text:span><text:span text:style-name="T49">with pg_partman</text:span><text:span text:style-name="T44"> for high-volume ephemeral data, reducing multi-TB databases to 2GB</text:span></text:p>
                    </text:list-item>
                    <text:list-item>
                      <text:p text:style-name="P60">Re-wrote entire transcoding pipeline to reduce cost, storage operations, and improve speed of completion</text:p>
                    </text:list-item>
                    <text:list-item>
                      <text:p text:style-name="P60">Onboard new developers, mentor and guide implementation of new features</text:p>
                    </text:list-item>
                    <text:list-item>
                      <text:p text:style-name="P61"><text:span text:style-name="T44">Support customers by </text:span><text:span text:style-name="T50">importing</text:span><text:span text:style-name="T44"> their existing recording data</text:span></text:p>
                    </text:list-item>
                    <text:list-item>
                      <text:p text:style-name="P62">Integrated key enterprise features such as SSO over SAML and user provisioning with SCIM (Okta only)</text:p>
                    </text:list-item>
                    <text:list-item>
                      <text:p text:style-name="P63"><text:span text:style-name="T44">Managed high-scale rollouts to hundreds of thousands of daily active users, </text:span><text:span text:style-name="T51">safely introducing</text:span><text:span text:style-name="T44"> new features and </text:span><text:span text:style-name="T51">deploying</text:span><text:span text:style-name="T44"> bug fixes </text:span></text:p>
                    </text:list-item>
                  </text:list>
                  <text:p text:style-name="P64"/>
                  <text:p text:style-name="P65"><text:a xlink:type="simple" xlink:href="https://fathom.video/" text:style-name="Internet_20_link" text:visited-style-name="Visited_20_Internet_20_Link"><text:span text:style-name="T34">Fathom Video</text:span></text:a><text:span text:style-name="T35">,</text:span><text:span text:style-name="T36"> </text:span><text:span text:style-name="T52">Senior</text:span><text:span text:style-name="T47"> Software Engineer</text:span></text:p>
                  <text:p text:style-name="P66"><text:span text:style-name="T53">February</text:span><text:span text:style-name="T54"> </text:span><text:span text:style-name="T11">20</text:span><text:span text:style-name="T53">21</text:span><text:span text:style-name="T11"> – </text:span><text:span text:style-name="T55">July 2023</text:span><text:span text:style-name="T54"> | </text:span><text:span text:style-name="T53">Remote</text:span></text:p>
                  <text:list text:continue-numbering="true" text:style-name="L1">
                    <text:list-item>
                      <text:p text:style-name="P67">Pair and mob programming to <text:span text:style-name="T56">develop new features, </text:span>debug issues and incident outage response</text:p>
                    </text:list-item>
                    <text:list-item>
                      <text:p text:style-name="P67">Assist and support user<text:span text:style-name="T57">s with </text:span><text:span text:style-name="T58">installation</text:span> and <text:span text:style-name="T58">ongoing </text:span>problem diagnosis</text:p>
                    </text:list-item>
                    <text:list-item>
                      <text:p text:style-name="P68">Researched, designed, <text:span text:style-name="T59">implemented, </text:span><text:span text:style-name="T60">and maintained</text:span> real-time event processing architecture <text:span text:style-name="T60">that drives user-facing </text:span><text:span text:style-name="T61">live recording</text:span><text:span text:style-name="T60"> features</text:span></text:p>
                    </text:list-item>
                    <text:list-item>
                      <text:p text:style-name="P68">Overhauled CI/CD pipelines using Git<text:span text:style-name="T62">H</text:span>ub Actions, <text:span text:style-name="T59">Google Cloud Build,</text:span> and ArgoCD to reduce build and deployment times <text:span text:style-name="T63">from 45 minutes to </text:span><text:span text:style-name="T64">5</text:span><text:span text:style-name="T63"> minutes</text:span></text:p>
                    </text:list-item>
                    <text:list-item>
                      <text:p text:style-name="P68">Designed <text:span text:style-name="T59">and implemented flexible and reusable Elasticsearch-based search architecture and backend </text:span><text:span text:style-name="T65">maintenance support methodologies </text:span><text:span text:style-name="T66">that has been used unchanged since implementation in 2021</text:span></text:p>
                    </text:list-item>
                    <text:list-item>
                      <text:p text:style-name="P69">Build and maintain Grafana dashboards with Prometheus data for all services</text:p>
                    </text:list-item>
                    <text:list-item>
                      <text:p text:style-name="P69">Re-implemented and refactored Electron-based application prototype into a robust cross-platform user desktop application</text:p>
                    </text:list-item>
                    <text:list-item>
                      <text:p text:style-name="P70">Implemented backend and frontend features for <text:span text:style-name="T67">editing videos and transcripts</text:span></text:p>
                    </text:list-item>
                    <text:list-item>
                      <text:p text:style-name="P70">Designed and reimplemented security features and administrator dashboards</text:p>
                    </text:list-item>
                    <text:list-item>
                      <text:p text:style-name="P70">Re-integrated O<text:span text:style-name="T68">A</text:span>uth sign-up flows for Microsoft, Google, and Zoo<text:span text:style-name="T69">m </text:span></text:p>
                    </text:list-item>
                  </text:list>
                  <text:p text:style-name="P71"><text:a xlink:type="simple" xlink:href="https://coyote.com/" text:style-name="Internet_20_link" text:visited-style-name="Visited_20_Internet_20_Link"><text:soft-page-break/><text:span text:style-name="T44">Coyote Logistics</text:span></text:a><text:span text:style-name="T70">,</text:span><text:span text:style-name="T71"> </text:span><text:span text:style-name="T72">Lead Software Engineer</text:span></text:p>
                  <text:p text:style-name="P72"><text:span text:style-name="T73">August </text:span><text:span text:style-name="T74">2019 – </text:span><text:span text:style-name="T75">February 2021</text:span><text:span text:style-name="T73"> | Chattanooga, TN, USA</text:span></text:p>
                  <text:list text:continue-numbering="true" text:style-name="L1">
                    <text:list-item>
                      <text:p text:style-name="P73"><text:span text:style-name="T76">Manage deployments and releases of products </text:span><text:span text:style-name="T77">owned by team</text:span></text:p>
                    </text:list-item>
                    <text:list-item>
                      <text:p text:style-name="P74">Moved team from Scrum-style sprints to Kanban</text:p>
                    </text:list-item>
                    <text:list-item>
                      <text:p text:style-name="P75"><text:span text:style-name="T78">Gathered project requirements and</text:span><text:span text:style-name="T76"> document</text:span><text:span text:style-name="T78">ed</text:span><text:span text:style-name="T76"> work to be completed </text:span></text:p>
                    </text:list-item>
                    <text:list-item>
                      <text:p text:style-name="P75"><text:span text:style-name="T76">Explore and make development plans </text:span><text:span text:style-name="T77">for team to execute</text:span></text:p>
                    </text:list-item>
                    <text:list-item>
                      <text:p text:style-name="P76"><text:span text:style-name="T77">C</text:span><text:span text:style-name="T11">ommunicate project status, updates, and progress to management and business analys</text:span><text:span text:style-name="T79">ts</text:span></text:p>
                    </text:list-item>
                    <text:list-item>
                      <text:p text:style-name="P77">Pair programming to <text:span text:style-name="T80">debug issues or </text:span>resolve development blocks</text:p>
                    </text:list-item>
                    <text:list-item>
                      <text:p text:style-name="P77">Mentoring on test writing, refactors, and experimentation of changes</text:p>
                    </text:list-item>
                    <text:list-item>
                      <text:p text:style-name="P78">Designed and mentored changes for implementing Elasticsearch script-based updates of time-critical and continuously updated data</text:p>
                    </text:list-item>
                    <text:list-item>
                      <text:p text:style-name="P75"><text:span text:style-name="T81">Designed, developed, and delivered project</text:span><text:span text:style-name="T76"> that overhauled company search functionality with Elasticsearch solution </text:span><text:span text:style-name="T82">that replaced</text:span><text:span text:style-name="T76"> SQL-based queries </text:span><text:span text:style-name="T82">with</text:span><text:span text:style-name="T76"> flexible </text:span><text:span text:style-name="T83">type-ahead</text:span><text:span text:style-name="T76"> and fuzzy searching</text:span></text:p>
                    </text:list-item>
                    <text:list-item>
                      <text:p text:style-name="P75"><text:span text:style-name="T82">Implemented data collection </text:span><text:span text:style-name="T84">and research </text:span><text:span text:style-name="T82">for actual user search </text:span><text:span text:style-name="T85">selections</text:span></text:p>
                    </text:list-item>
                    <text:list-item>
                      <text:p text:style-name="P79">Lead project converting in-memory caching to Azure-hosted Redis</text:p>
                    </text:list-item>
                    <text:list-item>
                      <text:p text:style-name="P79">Converted <text:span text:style-name="T86">team </text:span>build infrastructure to YAML-based Azure DevOps <text:span text:style-name="T87">pipelines</text:span></text:p>
                    </text:list-item>
                    <text:list-item>
                      <text:p text:style-name="P79">Build and maintain Kibana dashboards for Logstash logging<text:span text:style-name="T69"> </text:span></text:p>
                    </text:list-item>
                  </text:list>
                  <text:p text:style-name="P80"/>
                  <text:p text:style-name="P81"><text:a xlink:type="simple" xlink:href="https://coyote.com/" text:style-name="Internet_20_link" text:visited-style-name="Visited_20_Internet_20_Link"><text:span text:style-name="T88">Coyote Logistics</text:span></text:a><text:span text:style-name="T89">,</text:span><text:span text:style-name="T90"> Senior</text:span><text:span text:style-name="T91"> Software Engineer</text:span></text:p>
                  <text:p text:style-name="P82"><text:span text:style-name="T54">April </text:span><text:span text:style-name="T92">2019 – </text:span><text:span text:style-name="T54">August 2</text:span><text:span text:style-name="T93">01</text:span><text:span text:style-name="T54">9 | Chattanooga, TN, USA</text:span></text:p>
                  <text:list text:continue-numbering="true" text:style-name="L1">
                    <text:list-item>
                      <text:p text:style-name="P83"><text:span text:style-name="T74">Productionalized a data-science model in Python </text:span><text:span text:style-name="T94">with Flask</text:span></text:p>
                    </text:list-item>
                    <text:list-item>
                      <text:p text:style-name="P83"><text:span text:style-name="T74">Improved model training efficacy, model deployment, and prediction robustness </text:span><text:span text:style-name="T95">of data-science models</text:span></text:p>
                    </text:list-item>
                    <text:list-item>
                      <text:p text:style-name="P73"><text:span text:style-name="T76">Designed, implemented, </text:span><text:span text:style-name="T96">and documented</text:span><text:span text:style-name="T76"> service changes that moved Elasticsearch </text:span><text:span text:style-name="T97">clients</text:span><text:span text:style-name="T76"> to secure-connection clusters</text:span></text:p>
                    </text:list-item>
                    <text:list-item>
                      <text:p text:style-name="P83"><text:span text:style-name="T74">Designed, implemented, and documented a</text:span><text:span text:style-name="T98">n</text:span><text:span text:style-name="T74"> internal NuGet library for Elasticsearch index management</text:span></text:p>
                    </text:list-item>
                    <text:list-item>
                      <text:p text:style-name="P84">Provide<text:span text:style-name="T99">d</text:span> de facto implementations and patterns for the company that allows teams to rapidly develop and deploy Elasticsearch-based applications</text:p>
                    </text:list-item>
                    <text:list-item>
                      <text:p text:style-name="P73"><text:span text:style-name="T76">Installed and maintained </text:span><text:span text:style-name="T96">Developer</text:span><text:span text:style-name="T76"> and QA Elasticsearch clusters</text:span></text:p>
                    </text:list-item>
                  </text:list>
                  <text:p text:style-name="P80"/>
                  <text:p text:style-name="P85"><text:a xlink:type="simple" xlink:href="https://coyote.com/" text:style-name="Internet_20_link" text:visited-style-name="Visited_20_Internet_20_Link"><text:span text:style-name="T100">Coyote Logistics</text:span></text:a><text:span text:style-name="T70">,</text:span><text:span text:style-name="T71"> </text:span><text:span text:style-name="T72"><text:s/>Software Engineer</text:span></text:p>
                  <text:p text:style-name="P82"><text:span text:style-name="T54">February </text:span><text:span text:style-name="T92">201</text:span><text:span text:style-name="T54">6</text:span><text:span text:style-name="T92"> – </text:span><text:span text:style-name="T54">April 2019 | Chattanooga, TN, USA</text:span></text:p>
                  <text:list text:continue-numbering="true" text:style-name="L1">
                    <text:list-item>
                      <text:p text:style-name="P86"><text:span text:style-name="T101">Designed and i</text:span><text:span text:style-name="T102">mplemented Elasticsearch-based </text:span><text:span text:style-name="T101">services to </text:span><text:span text:style-name="T102">replac</text:span><text:span text:style-name="T101">e</text:span><text:span text:style-name="T102"> SQL searching and reports</text:span></text:p>
                    </text:list-item>
                    <text:list-item>
                      <text:p text:style-name="P86"><text:span text:style-name="T103">Architected</text:span><text:span text:style-name="T101"> </text:span><text:span text:style-name="T96">A/B </text:span><text:span text:style-name="T103">service that</text:span><text:span text:style-name="T96"> account</text:span><text:span text:style-name="T103">s</text:span><text:span text:style-name="T96"> for </text:span><text:span text:style-name="T101">Elasticsearch index changes, removing service maintenance windows and allowing for continuous deployment</text:span></text:p>
                    </text:list-item>
                    <text:list-item>
                      <text:p text:style-name="P87">Single-handedly upgraded company dependencies on Elasticsearch 1 to Elasticsearch 5, introduc<text:span text:style-name="T104">ing</text:span> architecture and development patterns for gradual upgrades on future major versions</text:p>
                    </text:list-item>
                    <text:list-item>
                      <text:p text:style-name="P73"><text:span text:style-name="T101">Reformulated critical Elasticsearch queries </text:span><text:span text:style-name="T96">that brought</text:span><text:span text:style-name="T77"> mainline application query time from 30 seconds to sub-second searches</text:span></text:p>
                    </text:list-item>
                    <text:list-item>
                      <text:p text:style-name="P87">Designed and implemented Elasticsearch jobs for identifying and removing old documents from long-lived indices <text:span text:style-name="T105">reducing index disk sizes 85% or more</text:span></text:p>
                    </text:list-item>
                    <text:list-item>
                      <text:p text:style-name="P73"><text:span text:style-name="T106">Implemented</text:span><text:span text:style-name="T107"> m</text:span><text:span text:style-name="T102">ajor improvements to robustness and reliability of critical internal WCF </text:span><text:span text:style-name="T96">location geocoding and distance routing</text:span><text:span text:style-name="T102"> </text:span><text:span text:style-name="T101">service while introducing large refactors and increasing unit test coverage from less than 250 to over 1500</text:span></text:p>
                    </text:list-item>
                    <text:list-item>
                      <text:p text:style-name="P87"><text:soft-page-break/>Reduced requests to external service by 99% (200K/day to 2K/day)</text:p>
                    </text:list-item>
                    <text:list-item>
                      <text:p text:style-name="P87">Researched and authored comprehensive service documentation</text:p>
                    </text:list-item>
                    <text:list-item>
                      <text:p text:style-name="P88">Designed protocol and process for deprecating WCF service methods</text:p>
                    </text:list-item>
                  </text:list>
                  <text:p text:style-name="P89"/>
                  <text:p text:style-name="P71"><text:a xlink:type="simple" xlink:href="https://global.abb/" text:style-name="Internet_20_link" text:visited-style-name="Visited_20_Internet_20_Link"><text:span text:style-name="T100">ABB Corporate Research</text:span></text:a><text:span text:style-name="T70">,</text:span><text:span text:style-name="T71"> Visiting Re</text:span><text:span text:style-name="T108">se</text:span><text:span text:style-name="T71">archer &amp; Research Developer</text:span></text:p>
                  <text:p text:style-name="P90"><text:span text:style-name="T54">January </text:span><text:span text:style-name="T92">201</text:span><text:span text:style-name="T54">5 </text:span><text:span text:style-name="T92">– </text:span><text:span text:style-name="T54">February 2016 | Raleigh, NC, USA</text:span></text:p>
                  <text:list text:continue-numbering="true" text:style-name="L1">
                    <text:list-item>
                      <text:p text:style-name="P91"><text:span text:style-name="T109">Conceived, designed, and</text:span><text:span text:style-name="T110"> </text:span><text:span text:style-name="T111">developed application </text:span><text:span text:style-name="T112">for</text:span><text:span text:style-name="T110"> </text:span><text:span text:style-name="T112">“</text:span><text:a xlink:type="simple" xlink:href="https://sites.google.com/site/focuslightonline/home" text:style-name="Internet_20_link" text:visited-style-name="Visited_20_Internet_20_Link"><text:span text:style-name="T113">FlowLight</text:span></text:a><text:span text:style-name="T112">” </text:span><text:span text:style-name="T114">project</text:span><text:span text:style-name="T110"> to reduce interrupt</text:span><text:span text:style-name="T115">i</text:span><text:span text:style-name="T110">ons of knowledge worker</text:span><text:span text:style-name="T116">s </text:span><text:span text:style-name="T112">using LED lights, </text:span><text:span text:style-name="T117">including constructing and soldering physical research prototypes</text:span></text:p>
                    </text:list-item>
                    <text:list-item>
                      <text:p text:style-name="P92"><text:span text:style-name="T118">D</text:span><text:span text:style-name="T74">eveloped and maintained research instrumentation </text:span><text:span text:style-name="T119">software</text:span></text:p>
                    </text:list-item>
                    <text:list-item>
                      <text:p text:style-name="P93">Maintained <text:span text:style-name="T120">internal </text:span>web service <text:span text:style-name="T120">and Visual Studio plugin</text:span> for internal users</text:p>
                    </text:list-item>
                  </text:list>
                  <text:p text:style-name="P94"/>
                  <text:p text:style-name="P95"><text:a xlink:type="simple" xlink:href="https://cs.ua.edu/" text:style-name="Internet_20_link" text:visited-style-name="Visited_20_Internet_20_Link"><text:span text:style-name="T44">University of Alabama</text:span></text:a><text:span text:style-name="T74">, </text:span><text:span text:style-name="T71">Graduate Research/</text:span><text:span text:style-name="T121">Teaching</text:span><text:span text:style-name="T71"> Assistant </text:span><text:span text:style-name="T121">and Mentor</text:span></text:p>
                  <text:p text:style-name="P96"><text:span text:style-name="T122">Summer</text:span><text:span text:style-name="T12"> 201</text:span><text:span text:style-name="T122">1 </text:span><text:span text:style-name="T73">– Spring</text:span><text:span text:style-name="T12"> 201</text:span><text:span text:style-name="T122">5</text:span><text:span text:style-name="T12"> </text:span><text:span text:style-name="T73">| Tuscaloosa, AL, USA</text:span></text:p>
                  <text:list text:continue-numbering="true" text:style-name="L1">
                    <text:list-item>
                      <text:p text:style-name="P97"><text:span text:style-name="T123">Collaborated on literature review and systematic classification of security research topics </text:span><text:span text:style-name="T124">though the </text:span><text:span text:style-name="T125">NSA Grant: “Growing the Science of Security Through </text:span><text:span text:style-name="T83">Analytics</text:span><text:span text:style-name="T125">”</text:span></text:p>
                    </text:list-item>
                    <text:list-item>
                      <text:p text:style-name="P98">Taught 1<text:span text:style-name="T126">st</text:span> &amp; 2<text:span text:style-name="T126">nd</text:span> year students <text:span text:style-name="T127">introductory </text:span><text:span text:style-name="T128">and intermediate-</text:span><text:span text:style-name="T129">level</text:span><text:span text:style-name="T128"> </text:span><text:span text:style-name="T127">programming using Python </text:span><text:span text:style-name="T130">on Linux-based systems</text:span></text:p>
                    </text:list-item>
                    <text:list-item>
                      <text:p text:style-name="P99"><text:span text:style-name="T131">E</text:span><text:span text:style-name="T132">mphasized </text:span><text:span text:style-name="T131">software engineering principl</text:span><text:span text:style-name="T133">e</text:span><text:span text:style-name="T131">s and best practices to students by example and </text:span><text:span text:style-name="T134">student </text:span><text:span text:style-name="T131">collaboration</text:span></text:p>
                    </text:list-item>
                    <text:list-item>
                      <text:p text:style-name="P100"><text:span text:style-name="T135">Lead, </text:span><text:span text:style-name="T136">collaborated, </text:span><text:span text:style-name="T137">mentored, </text:span><text:span text:style-name="T138">and supervised</text:span><text:span text:style-name="T135"> undergraduates on research projects</text:span><text:span text:style-name="T139"> </text:span><text:span text:style-name="T140">in Research Experience for Undergraduates program</text:span></text:p>
                    </text:list-item>
                    <text:list-item>
                      <text:p text:style-name="P101"><text:span text:style-name="T140">P</text:span><text:span text:style-name="T141">ublished </text:span><text:span text:style-name="T142">and presented </text:span><text:span text:style-name="T141">peer-reviewed research papers in leading software maintenance conferences </text:span><text:span text:style-name="T142">and workshops</text:span></text:p>
                    </text:list-item>
                    <text:list-item>
                      <text:p text:style-name="P102"><text:span text:style-name="T143">P</text:span><text:span text:style-name="T11">eer-reviewed research papers </text:span><text:span text:style-name="T144">and provided early feedback to authors</text:span></text:p>
                    </text:list-item>
                  </text:list>
                </table:table-cell>
              </table:table-row>
            </table:table>
            <text:p text:style-name="P103"/>
          </table:table-cell>
        </table:table-row>
      </table:table>
      <text:p text:style-name="P10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 O" svg:font-family="'Linux Libertine O'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20T17:28:50.600890445</meta:creation-date>
    <dc:date>2025-11-24T05:04:30.708116443</dc:date>
    <meta:editing-duration>P2DT15H8M28S</meta:editing-duration>
    <meta:editing-cycles>322</meta:editing-cycles>
    <meta:generator>LibreOffice/24.8.7.2$Linux_X86_64 LibreOffice_project/480$Build-2</meta:generator>
    <meta:print-date>2025-11-24T04:58:36.478086269</meta:print-date>
    <meta:printed-by>PDF files</meta:printed-by>
    <meta:document-statistic meta:table-count="4" meta:image-count="0" meta:object-count="0" meta:page-count="3" meta:paragraph-count="147" meta:word-count="1159" meta:character-count="8040" meta:non-whitespace-character-count="7123"/>
  </office:meta>
</office:document-meta>
</file>